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2" style:family="paragraph" style:parent-style-name="Standard">
      <style:paragraph-properties fo:line-height="150%"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line-height="150%"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line-height="150%" fo:text-align="center" style:justify-single-word="false"/>
      <style:text-properties fo:color="#8ddaf8" style:font-name="Consolas" fo:font-size="10pt" fo:font-style="italic" style:text-underline-style="solid" style:text-underline-width="auto" style:text-underline-color="font-color" fo:font-weight="bold" fo:background-color="#373737" style:font-name-asian="Consolas" style:font-size-asian="10pt" style:font-style-asian="italic" style:font-weight-asian="bold" style:font-name-complex="Consolas" style:font-size-complex="10pt" style:font-style-complex="italic" style:font-weight-complex="bold"/>
    </style:style>
    <style:style style:name="P5" style:family="paragraph" style:parent-style-name="Standard">
      <style:paragraph-properties fo:line-height="150%"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Begleitdokument für die Implementierung der RSA-Verschlüsselung in Kryptographie</text:p>
      <text:p text:style-name="P2"/>
      <text:p text:style-name="P3">Um die Implementierung des RSA-Algorithmus in Java zu realisieren, mussten wir uns zunächst einmal dessen allgemeine Funktionsweise, Besonderheiten und Mathematischen Grundlagen heraussuchen und verstehen. Hierzu haben wir zunächst einmal in die Folien der Vorlesung geschaut und eine Internet-Recherche durchgeführt. Die Verschlüsselung von RSA wird mit einem Schlüsselpaar durchgeführt, einem öffentlichen Schlüssel E und dem dazugehörigen privaten Schlüssel D. Dazu gehört dann noch N und am Wichtigsten Phi(N). N wird berechnet indem zwei zueinander teilerfremde Primzahlen P und Q angegeben und multipliziert werden. Phi(N) ergibt sich aus P-1 multipliziert mit Q-1, vorrausgesetzt P und Q sind beides Primzahlen. Sind P und Q allerdings keine Primzahlen, ist die Berechnung von Phi(N) sehr viel komplexer, was wir allerdings nicht zu berücksichtigen brauchen, da wir von zwei Primzahlen bei P und Q ausgehen.</text:p>
      <text:p text:style-name="P3">Phi(N) wird gebraucht, um den öffentlichen Schlüssel (E) zu berechnen, daraus folgt, dass aus einem Zahlenbereich von 2 bis Phi(N) eine Zahl gesucht wird, die teilerfremd zu Phi(N) ist.</text:p>
      <text:p text:style-name="P3">Um eine Nachricht M zu verschlüsseln, werden die Buchstaben der Nachricht in eine numerische Repräsentation umgewandelt und die einzelnen Zahlen mit dem Exponenten E, modulo N berechnet. Das Ergebnis ist eine Chiffre, die mit einem Alphabet, in der jedes Zeichen einer Zahl zugeordnet wird dargestellt werden kann.</text:p>
      <text:p text:style-name="P3">Um die Chiffre wieder zu entschlüsseln, werden jedoch die verschlüsselten Zahlenwerte benötigt, die mit dem Exponenten D, welcher das Multiplikativ Inverse von E modulo Phi(N) darstellt, modulo N berechnet werden. Das multiplikativ Inverse von E wird mit dem erweiterten euklidischen Algorithmus berechnet.<text:line-break/></text:p>
      <text:p text:style-name="P3">Nachdem der Algorithmus nun in der Theorie verstanden wurde, haben wir uns damit beschäftigt einige Beispiele im Zahlenraum von 1 bis 10000 durchzurechnen, um das Verständnis noch zu vertiefen. Dies war sehr hilfreich, um sich den Ablauf für spätere Programmimplementierungen <text:s/>Notizen zu machen. <text:line-break/>Zuerst haben wir versucht alle Methoden, die für die Implementierung gebraucht werden, komplett in Java zu implementieren, was aber teilweise sehr schwierig war. Außerdem sind die meisten Funktionen bereits in der Klasse BigInteger enthalten, die für den vorgegebenen Zahlenbereich 2^32 bis 2^64 nötig war, da die Standard-Datentypen nicht groß genug waren, um effektiv mit den Daten zu arbeiten. Dies war uns anfangs aber noch nicht bewusst, da wir zunächst mit kleineren Zahlenbereichen gearbeitet haben, um den Überblick in den Funktionen behalten zu können.</text:p>
      <text:p text:style-name="P3"><text:soft-page-break/>Als erstes haben wir eine Methode geschrieben, die den größten gemeinsamen Teiler von zwei eingegebenen Zahlen errechnet. -------</text:p>
      <text:p text:style-name="P3">Wichtig ist n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Constantin Bettels 289442, Niklas Hock 28972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11T18:46:33.58</meta:creation-date>
    <dc:date>2019-11-12T00:53:55.55</dc:date>
    <meta:editing-duration>PT3H42M4S</meta:editing-duration>
    <meta:editing-cycles>10</meta:editing-cycles>
    <meta:generator>OpenOffice/4.1.6$Win32 OpenOffice.org_project/416m1$Build-9790</meta:generator>
    <meta:document-statistic meta:table-count="0" meta:image-count="0" meta:object-count="0" meta:page-count="2" meta:paragraph-count="9" meta:word-count="408" meta:character-count="2847"/>
  </office:meta>
</office:document-meta>
</file>